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JetBrains Mono" svg:font-family="'JetBrains Mono'"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ubtitle">
      <style:text-properties fo:font-size="30pt" fo:font-weight="bold" officeooo:rsid="002949c7" officeooo:paragraph-rsid="00093160" style:font-size-asian="30pt" style:font-weight-asian="bold" style:font-size-complex="30pt" style:font-weight-complex="bold"/>
    </style:style>
    <style:style style:name="P2" style:family="paragraph" style:parent-style-name="Subtitle">
      <style:text-properties officeooo:paragraph-rsid="00093160"/>
    </style:style>
    <style:style style:name="P3" style:family="paragraph" style:parent-style-name="Subtitle">
      <style:text-properties officeooo:rsid="001f4e9b" officeooo:paragraph-rsid="00093160"/>
    </style:style>
    <style:style style:name="P4" style:family="paragraph" style:parent-style-name="Text_20_body">
      <style:text-properties officeooo:rsid="001f4e9b" officeooo:paragraph-rsid="00093160"/>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5.998cm" style:type="right" style:leader-style="dotted" style:leader-text="."/>
        </style:tab-stops>
      </style:paragraph-properties>
    </style:style>
    <style:style style:name="P8" style:family="paragraph" style:parent-style-name="Heading_20_1">
      <style:paragraph-properties fo:text-align="center" style:justify-single-word="false"/>
      <style:text-properties officeooo:paragraph-rsid="00093160"/>
    </style:style>
    <style:style style:name="P9" style:family="paragraph" style:parent-style-name="Text_20_body">
      <style:text-properties officeooo:rsid="004174f7" officeooo:paragraph-rsid="004174f7"/>
    </style:style>
    <style:style style:name="P10" style:family="paragraph" style:parent-style-name="Heading_20_1">
      <style:paragraph-properties fo:text-align="center" style:justify-single-word="false"/>
    </style:style>
    <style:style style:name="P11" style:family="paragraph" style:parent-style-name="Heading_20_2">
      <style:paragraph-properties fo:text-align="center" style:justify-single-word="false"/>
    </style:style>
    <style:style style:name="P12" style:family="paragraph" style:parent-style-name="Text_20_body">
      <style:text-properties fo:language="de" fo:country="DE" officeooo:paragraph-rsid="00093160"/>
    </style:style>
    <style:style style:name="P13" style:family="paragraph" style:parent-style-name="Heading_20_2">
      <style:paragraph-properties fo:text-align="center" style:justify-single-word="false"/>
      <style:text-properties officeooo:paragraph-rsid="0047b333"/>
    </style:style>
    <style:style style:name="P14" style:family="paragraph" style:parent-style-name="Text_20_body">
      <style:text-properties officeooo:rsid="0047b333" officeooo:paragraph-rsid="0047b333"/>
    </style:style>
    <style:style style:name="P15" style:family="paragraph" style:parent-style-name="Text_20_body">
      <style:paragraph-properties fo:text-align="start" style:justify-single-word="false"/>
      <style:text-properties officeooo:rsid="0050a7ab" officeooo:paragraph-rsid="0050a7ab"/>
    </style:style>
    <style:style style:name="P16" style:family="paragraph" style:parent-style-name="Text_20_body" style:list-style-name="L1"/>
    <style:style style:name="P17" style:family="paragraph" style:parent-style-name="Text_20_body">
      <style:paragraph-properties fo:text-align="start" style:justify-single-word="false"/>
      <style:text-properties officeooo:paragraph-rsid="004cccf9"/>
    </style:style>
    <style:style style:name="P18" style:family="paragraph" style:parent-style-name="Text_20_body">
      <style:paragraph-properties fo:text-align="start" style:justify-single-word="false"/>
      <style:text-properties officeooo:paragraph-rsid="004f588b"/>
    </style:style>
    <style:style style:name="P19" style:family="paragraph" style:parent-style-name="Heading_20_1">
      <style:paragraph-properties fo:text-align="center" style:justify-single-word="false"/>
      <style:text-properties fo:language="de" fo:country="DE" officeooo:paragraph-rsid="00093160"/>
    </style:style>
    <style:style style:name="P20" style:family="paragraph" style:parent-style-name="Text_20_body" style:list-style-name="L2">
      <style:paragraph-properties fo:line-height="100%"/>
      <style:text-properties officeooo:rsid="00528b96" officeooo:paragraph-rsid="00528b96"/>
    </style:style>
    <style:style style:name="P21" style:family="paragraph" style:parent-style-name="Text_20_body">
      <style:text-properties officeooo:paragraph-rsid="00168294"/>
    </style:style>
    <style:style style:name="P22" style:family="paragraph" style:parent-style-name="Heading_20_3">
      <style:paragraph-properties fo:text-align="start" style:justify-single-word="false"/>
    </style:style>
    <style:style style:name="P23" style:family="paragraph" style:parent-style-name="Text_20_body" style:list-style-name="L3">
      <style:paragraph-properties fo:line-height="100%" fo:text-align="start" style:justify-single-word="false"/>
      <style:text-properties officeooo:rsid="00245a16" officeooo:paragraph-rsid="00245a16"/>
    </style:style>
    <style:style style:name="P24" style:family="paragraph" style:parent-style-name="Text_20_body">
      <style:text-properties fo:language="de" fo:country="DE" officeooo:paragraph-rsid="00093160" fo:background-color="#ffffff"/>
    </style:style>
    <style:style style:name="P25" style:family="paragraph" style:parent-style-name="Text_20_body">
      <style:paragraph-properties fo:text-align="start" style:justify-single-word="false"/>
    </style:style>
    <style:style style:name="P26" style:family="paragraph" style:parent-style-name="Text_20_body" style:list-style-name="L4">
      <style:paragraph-properties fo:line-height="100%" fo:text-align="start" style:justify-single-word="false"/>
      <style:text-properties officeooo:rsid="002a650d" officeooo:paragraph-rsid="002a650d"/>
    </style:style>
    <style:style style:name="P27" style:family="paragraph" style:parent-style-name="Heading_20_2">
      <style:paragraph-properties fo:text-align="center" style:justify-single-word="false"/>
      <style:text-properties officeooo:paragraph-rsid="002bdd81"/>
    </style:style>
    <style:style style:name="P28" style:family="paragraph" style:parent-style-name="Text_20_body">
      <style:paragraph-properties fo:text-align="start" style:justify-single-word="false"/>
      <style:text-properties officeooo:paragraph-rsid="002cc970"/>
    </style:style>
    <style:style style:name="P29" style:family="paragraph" style:parent-style-name="Heading_20_3">
      <style:paragraph-properties fo:text-align="start" style:justify-single-word="false"/>
      <style:text-properties officeooo:paragraph-rsid="002cc970"/>
    </style:style>
    <style:style style:name="P30" style:family="paragraph" style:parent-style-name="Text_20_body" style:list-style-name="L4">
      <style:paragraph-properties fo:line-height="100%" fo:text-align="start" style:justify-single-word="false"/>
      <style:text-properties officeooo:rsid="002de99d" officeooo:paragraph-rsid="002de99d"/>
    </style:style>
    <style:style style:name="P31" style:family="paragraph" style:parent-style-name="Text_20_body" style:list-style-name="L4">
      <style:paragraph-properties fo:line-height="100%" fo:text-align="start" style:justify-single-word="false"/>
      <style:text-properties officeooo:rsid="002a650d" officeooo:paragraph-rsid="002cc970"/>
    </style:style>
    <style:style style:name="P32" style:family="paragraph" style:parent-style-name="Heading_20_3">
      <style:text-properties officeooo:paragraph-rsid="002cc970"/>
    </style:style>
    <style:style style:name="P33" style:family="paragraph" style:parent-style-name="Text_20_body">
      <style:text-properties officeooo:paragraph-rsid="002cc970"/>
    </style:style>
    <style:style style:name="P34" style:family="paragraph" style:parent-style-name="Heading_20_3">
      <style:text-properties officeooo:rsid="0037361d" officeooo:paragraph-rsid="0037361d"/>
    </style:style>
    <style:style style:name="P35" style:family="paragraph" style:parent-style-name="Text_20_body" style:list-style-name="L5">
      <style:text-properties officeooo:rsid="0037361d" officeooo:paragraph-rsid="0037361d"/>
    </style:style>
    <style:style style:name="P36" style:family="paragraph" style:parent-style-name="Text_20_body">
      <style:text-properties officeooo:paragraph-rsid="003f22ed"/>
    </style:style>
    <style:style style:name="P37" style:family="paragraph" style:parent-style-name="Standard">
      <loext:graphic-properties draw:fill="solid" draw:fill-color="#2b2b2b"/>
      <style:paragraph-properties fo:background-color="#2b2b2b" fo:padding="0cm" fo:border="none" style:shadow="none"/>
      <style:text-properties fo:font-size="10pt" officeooo:paragraph-rsid="00093160" style:font-size-asian="10pt" style:font-size-complex="10pt"/>
    </style:style>
    <style:style style:name="T1" style:family="text">
      <style:text-properties officeooo:rsid="004174f7"/>
    </style:style>
    <style:style style:name="T2" style:family="text">
      <style:text-properties officeooo:rsid="001f4e9b"/>
    </style:style>
    <style:style style:name="T3" style:family="text">
      <style:text-properties fo:font-weight="bold"/>
    </style:style>
    <style:style style:name="T4" style:family="text">
      <style:text-properties officeooo:rsid="002514d6"/>
    </style:style>
    <style:style style:name="T5" style:family="text">
      <style:text-properties fo:font-style="normal" style:font-style-asian="normal" style:font-style-complex="normal"/>
    </style:style>
    <style:style style:name="T6" style:family="text">
      <style:text-properties style:text-position="0% 100%" fo:language="de" fo:country="DE"/>
    </style:style>
    <style:style style:name="T7" style:family="text">
      <style:text-properties style:text-position="0% 100%" fo:language="de" fo:country="DE" officeooo:rsid="00441435"/>
    </style:style>
    <style:style style:name="T8" style:family="text">
      <style:text-properties style:text-position="0% 100%" fo:language="de" fo:country="DE" officeooo:rsid="00443548"/>
    </style:style>
    <style:style style:name="T9" style:family="text">
      <style:text-properties style:font-name="Liberation Serif"/>
    </style:style>
    <style:style style:name="T10" style:family="text">
      <style:text-properties style:font-name="Liberation Serif" officeooo:rsid="0047b333"/>
    </style:style>
    <style:style style:name="T11" style:family="text">
      <style:text-properties style:font-name="Liberation Serif" fo:font-style="italic" officeooo:rsid="00466631" style:font-style-asian="italic" style:font-style-complex="italic"/>
    </style:style>
    <style:style style:name="T12" style:family="text">
      <style:text-properties style:font-name="Liberation Serif" fo:font-style="normal" officeooo:rsid="00466631" style:font-style-asian="normal" style:font-style-complex="normal"/>
    </style:style>
    <style:style style:name="T13" style:family="text">
      <style:text-properties style:font-name="Liberation Serif" fo:font-style="italic" officeooo:rsid="0047b333" style:font-style-asian="italic" style:font-style-complex="italic"/>
    </style:style>
    <style:style style:name="T14" style:family="text">
      <style:text-properties officeooo:rsid="0047b333"/>
    </style:style>
    <style:style style:name="T15" style:family="text">
      <style:text-properties style:font-name="Liberation Serif" fo:language="de" fo:country="DE"/>
    </style:style>
    <style:style style:name="T16" style:family="text">
      <style:text-properties style:font-name="Liberation Serif" fo:language="en" fo:country="GB" fo:font-style="italic" style:font-style-asian="italic" style:font-style-complex="italic"/>
    </style:style>
    <style:style style:name="T17" style:family="text">
      <style:text-properties style:font-name="Liberation Serif" fo:language="de" fo:country="DE" fo:font-style="normal" style:font-style-asian="normal" style:font-style-complex="normal"/>
    </style:style>
    <style:style style:name="T18" style:family="text">
      <style:text-properties style:font-name="Liberation Serif" fo:language="de" fo:country="DE" fo:font-style="normal" officeooo:rsid="0049a8f9" style:font-style-asian="normal" style:font-style-complex="normal"/>
    </style:style>
    <style:style style:name="T19" style:family="text">
      <style:text-properties style:font-name="Liberation Serif" fo:language="de" fo:country="DE" fo:font-style="italic" officeooo:rsid="0049a8f9" style:font-style-asian="italic" style:font-style-complex="italic"/>
    </style:style>
    <style:style style:name="T20" style:family="text">
      <style:text-properties style:font-name="Liberation Serif" fo:language="de" fo:country="DE" fo:font-style="italic" style:font-style-asian="italic" style:font-style-complex="italic"/>
    </style:style>
    <style:style style:name="T21" style:family="text">
      <style:text-properties fo:language="de" fo:country="DE"/>
    </style:style>
    <style:style style:name="T22" style:family="text">
      <style:text-properties style:font-name="Liberation Serif" fo:font-style="italic" style:font-style-asian="italic" style:font-style-complex="italic"/>
    </style:style>
    <style:style style:name="T23" style:family="text">
      <style:text-properties officeooo:rsid="004aa6b5"/>
    </style:style>
    <style:style style:name="T24" style:family="text">
      <style:text-properties fo:font-style="italic" officeooo:rsid="004aa6b5" style:font-style-asian="italic" style:font-style-complex="italic"/>
    </style:style>
    <style:style style:name="T25" style:family="text">
      <style:text-properties officeooo:rsid="004ca01c"/>
    </style:style>
    <style:style style:name="T26" style:family="text">
      <style:text-properties officeooo:rsid="004cccf9"/>
    </style:style>
    <style:style style:name="T27" style:family="text">
      <style:text-properties fo:font-style="italic" officeooo:rsid="004cccf9" style:font-style-asian="italic" style:font-style-complex="italic"/>
    </style:style>
    <style:style style:name="T28" style:family="text">
      <style:text-properties fo:font-style="normal" officeooo:rsid="004cccf9" style:font-style-asian="normal" style:font-style-complex="normal"/>
    </style:style>
    <style:style style:name="T29" style:family="text">
      <style:text-properties fo:font-style="normal" officeooo:rsid="004e1b4e" style:font-style-asian="normal" style:font-style-complex="normal"/>
    </style:style>
    <style:style style:name="T30" style:family="text">
      <style:text-properties fo:font-style="italic" officeooo:rsid="004e1b4e" style:font-style-asian="italic" style:font-style-complex="italic"/>
    </style:style>
    <style:style style:name="T31" style:family="text">
      <style:text-properties fo:font-style="normal" fo:font-weight="normal" officeooo:rsid="004e1b4e" style:font-style-asian="normal" style:font-weight-asian="normal" style:font-style-complex="normal" style:font-weight-complex="normal"/>
    </style:style>
    <style:style style:name="T32" style:family="text">
      <style:text-properties fo:font-style="normal" fo:font-weight="normal" officeooo:rsid="004ede21" style:font-style-asian="normal" style:font-weight-asian="normal" style:font-style-complex="normal" style:font-weight-complex="normal"/>
    </style:style>
    <style:style style:name="T33" style:family="text">
      <style:text-properties style:font-name="Liberation Serif" fo:language="de" fo:country="DE" fo:font-style="normal" fo:font-weight="normal" officeooo:rsid="004ede21" style:font-style-asian="normal" style:font-weight-asian="normal" style:font-style-complex="normal" style:font-weight-complex="normal"/>
    </style:style>
    <style:style style:name="T34" style:family="text">
      <style:text-properties style:font-name="Liberation Serif" fo:language="de" fo:country="DE" fo:font-style="italic" fo:font-weight="normal" officeooo:rsid="004ede21" style:font-style-asian="italic" style:font-weight-asian="normal" style:font-style-complex="italic" style:font-weight-complex="normal"/>
    </style:style>
    <style:style style:name="T35" style:family="text">
      <style:text-properties fo:font-weight="normal" officeooo:rsid="004f588b" style:font-weight-asian="normal" style:font-weight-complex="normal"/>
    </style:style>
    <style:style style:name="T36" style:family="text">
      <style:text-properties fo:font-style="italic" fo:font-weight="normal" officeooo:rsid="004f588b" style:font-style-asian="italic" style:font-weight-asian="normal" style:font-style-complex="italic" style:font-weight-complex="normal"/>
    </style:style>
    <style:style style:name="T37" style:family="text">
      <style:text-properties fo:font-style="normal" fo:font-weight="normal" officeooo:rsid="004f588b" style:font-style-asian="normal" style:font-weight-asian="normal" style:font-style-complex="normal" style:font-weight-complex="normal"/>
    </style:style>
    <style:style style:name="T38" style:family="text">
      <style:text-properties fo:font-style="normal" fo:font-weight="normal" officeooo:rsid="0050308c" style:font-style-asian="normal" style:font-weight-asian="normal" style:font-style-complex="normal" style:font-weight-complex="normal"/>
    </style:style>
    <style:style style:name="T39" style:family="text">
      <style:text-properties fo:font-style="italic" style:text-underline-style="none" fo:font-weight="normal" officeooo:rsid="0050308c" style:font-style-asian="italic" style:font-weight-asian="normal" style:font-style-complex="italic" style:font-weight-complex="normal"/>
    </style:style>
    <style:style style:name="T40" style:family="text">
      <style:text-properties officeooo:rsid="00528b96"/>
    </style:style>
    <style:style style:name="T41" style:family="text">
      <style:text-properties officeooo:rsid="003d0463"/>
    </style:style>
    <style:style style:name="T42" style:family="text">
      <style:text-properties officeooo:rsid="0021743c"/>
    </style:style>
    <style:style style:name="T43" style:family="text">
      <style:text-properties officeooo:rsid="002263a9"/>
    </style:style>
    <style:style style:name="T44" style:family="text">
      <style:text-properties officeooo:rsid="00273540"/>
    </style:style>
    <style:style style:name="T45" style:family="text">
      <style:text-properties officeooo:rsid="002bdd81"/>
    </style:style>
    <style:style style:name="T46" style:family="text">
      <style:text-properties officeooo:rsid="002cc970"/>
    </style:style>
    <style:style style:name="T47" style:family="text">
      <style:text-properties officeooo:rsid="002de99d"/>
    </style:style>
    <style:style style:name="T48" style:family="text">
      <style:text-properties officeooo:rsid="00368433"/>
    </style:style>
    <style:style style:name="T49" style:family="text">
      <style:text-properties officeooo:rsid="003dd9b3"/>
    </style:style>
    <style:style style:name="T50" style:family="text">
      <style:text-properties fo:color="#a9b7c6" loext:opacity="100%" style:font-name="JetBrains Mono" fo:font-size="10pt" fo:font-style="normal" fo:font-weight="normal" style:font-size-asian="10pt" style:font-style-asian="normal" style:font-weight-asian="normal"/>
    </style:style>
    <style:style style:name="T51" style:family="text">
      <style:text-properties fo:color="#a807b3" loext:opacity="100%" style:font-name="JetBrains Mono" fo:font-style="normal" fo:font-weight="normal" style:font-style-asian="normal" style:font-weight-asian="normal"/>
    </style:style>
    <style:style style:name="T52" style:family="text">
      <style:text-properties fo:color="#a9b7c6" loext:opacity="100%" style:font-name="JetBrains Mono" fo:font-style="normal" fo:font-weight="normal" style:font-style-asian="normal" style:font-weight-asian="normal"/>
    </style:style>
    <style:style style:name="T53" style:family="text">
      <style:text-properties fo:color="#54afaf" loext:opacity="100%" style:font-name="JetBrains Mono" fo:font-style="italic" fo:font-weight="normal" style:font-style-asian="italic" style:font-weight-asian="normal"/>
    </style:style>
    <style:style style:name="T54" style:family="text">
      <style:text-properties fo:color="#cc7832" loext:opacity="100%" style:font-name="JetBrains Mono" fo:font-style="normal" fo:font-weight="normal" style:font-style-asian="normal" style:font-weight-asian="normal"/>
    </style:style>
    <style:style style:name="T55" style:family="text">
      <style:text-properties fo:color="#9876aa" loext:opacity="100%" style:font-name="JetBrains Mono" fo:font-style="italic" fo:font-weight="normal" style:font-style-asian="italic" style:font-weight-asian="normal"/>
    </style:style>
    <style:style style:name="T56" style:family="text">
      <style:text-properties fo:color="#1ae09b" loext:opacity="100%" style:font-name="JetBrains Mono" fo:font-style="normal" fo:font-weight="normal" style:font-style-asian="normal" style:font-weight-asian="normal"/>
    </style:style>
    <style:style style:name="T57" style:family="text">
      <style:text-properties fo:color="#6897bb" loext:opacity="100%" style:font-name="JetBrains Mono" fo:font-style="normal" fo:font-weight="normal" style:font-style-asian="normal" style:font-weight-asian="normal"/>
    </style:style>
    <style:style style:name="T58" style:family="text">
      <style:text-properties fo:color="#0085d9" loext:opacity="100%" style:font-name="JetBrains Mono" fo:font-style="normal" fo:font-weight="normal" style:font-style-asian="normal" style:font-weight-asian="normal"/>
    </style:style>
    <style:style style:name="T59" style:family="text">
      <style:text-properties fo:color="#ffc66d" loext:opacity="100%" style:font-name="JetBrains Mono" fo:font-style="normal" fo:font-weight="normal" style:font-style-asian="normal" style:font-weight-asian="normal"/>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ufgabe <text:span text:style-name="T1">5</text:span>: <text:span text:style-name="T1">Das ägyptische Grabmal</text:span></text:p>
      <text:p text:style-name="P2"><text:span text:style-name="T2">Team-ID: </text:span><text:span text:style-name="T3">00078</text:span> </text:p>
      <text:p text:style-name="P3">Team: <text:span text:style-name="T4">Timon</text:span></text:p>
      <text:p text:style-name="P3">Bearbeiter dieser Aufgabe:<text:line-break/><text:span text:style-name="T4">Timon Retzlaff</text:span></text:p>
      <text:p text:style-name="P4"/>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rotected="true">
            <text:p text:style-name="Contents_20_Heading">Inhaltsverzeichnis</text:p>
          </text:index-title>
          <text:p text:style-name="P5"><text:a xlink:type="simple" xlink:href="#__RefHeading___Toc2232_4178761632" text:style-name="Index_20_Link" text:visited-style-name="Index_20_Link">Lösungsidee<text:tab/>1</text:a></text:p>
          <text:p text:style-name="P5"><text:a xlink:type="simple" xlink:href="#__RefHeading___Toc2234_4178761632" text:style-name="Index_20_Link" text:visited-style-name="Index_20_Link">Umsetzung<text:tab/>2</text:a></text:p>
          <text:p text:style-name="P6"><text:a xlink:type="simple" xlink:href="#__RefHeading___Toc1533_2365224645" text:style-name="Index_20_Link" text:visited-style-name="Index_20_Link">Einlesen der Datei<text:tab/>2</text:a></text:p>
          <text:p text:style-name="P6"><text:a xlink:type="simple" xlink:href="#__RefHeading___Toc1821_2365224645" text:style-name="Index_20_Link" text:visited-style-name="Index_20_Link">FindPath-Methode<text:tab/>2</text:a></text:p>
          <text:p text:style-name="P6"><text:a xlink:type="simple" xlink:href="#__RefHeading___Toc2364_597719968" text:style-name="Index_20_Link" text:visited-style-name="Index_20_Link"><text:span text:style-name="T5">S</text:span><text:span text:style-name="T5">tate-Klasse</text:span><text:tab/>2</text:a></text:p>
          <text:p text:style-name="P6"><text:a xlink:type="simple" xlink:href="#__RefHeading___Toc2366_597719968" text:style-name="Index_20_Link" text:visited-style-name="Index_20_Link">Generierung von Folgezuständen<text:tab/>2</text:a></text:p>
          <text:p text:style-name="P6"><text:a xlink:type="simple" xlink:href="#__RefHeading___Toc2368_597719968" text:style-name="Index_20_Link" text:visited-style-name="Index_20_Link">FindPath-Methode<text:tab/>2</text:a></text:p>
          <text:p text:style-name="P6"><text:a xlink:type="simple" xlink:href="#__RefHeading___Toc2370_597719968" text:style-name="Index_20_Link" text:visited-style-name="Index_20_Link">GetPath<text:tab/>2</text:a></text:p>
          <text:p text:style-name="P5"><text:a xlink:type="simple" xlink:href="#__RefHeading___Toc2236_4178761632" text:style-name="Index_20_Link" text:visited-style-name="Index_20_Link">Beispiele<text:tab/>3</text:a></text:p>
          <text:p text:style-name="P6"><text:a xlink:type="simple" xlink:href="#__RefHeading___Toc8634_2920201777" text:style-name="Index_20_Link" text:visited-style-name="Index_20_Link">Beispiel 1: Ein Tor<text:tab/>3</text:a></text:p>
          <text:p text:style-name="P7"><text:a xlink:type="simple" xlink:href="#__RefHeading___Toc9218_2920201777" text:style-name="Index_20_Link" text:visited-style-name="Index_20_Link">Eingabe:<text:tab/>3</text:a></text:p>
          <text:p text:style-name="P7"><text:a xlink:type="simple" xlink:href="#__RefHeading___Toc9220_2920201777" text:style-name="Index_20_Link" text:visited-style-name="Index_20_Link">Ausgabe:<text:tab/>3</text:a></text:p>
          <text:p text:style-name="P6"><text:a xlink:type="simple" xlink:href="#__RefHeading___Toc9222_2920201777" text:style-name="Index_20_Link" text:visited-style-name="Index_20_Link">Beispiel 2: Spezialfall – Wenige Personen<text:tab/>3</text:a></text:p>
          <text:p text:style-name="P7"><text:a xlink:type="simple" xlink:href="#__RefHeading___Toc10504_2920201777" text:style-name="Index_20_Link" text:visited-style-name="Index_20_Link">Eingabe:<text:tab/>3</text:a></text:p>
          <text:p text:style-name="P7"><text:a xlink:type="simple" xlink:href="#__RefHeading___Toc10506_2920201777" text:style-name="Index_20_Link" text:visited-style-name="Index_20_Link">Ausgabe:<text:tab/>3</text:a></text:p>
          <text:p text:style-name="P6"><text:a xlink:type="simple" xlink:href="#__RefHeading___Toc11216_2920201777" text:style-name="Index_20_Link" text:visited-style-name="Index_20_Link">Beispiel 3: Spezialfall – Identische Minima<text:tab/>3</text:a></text:p>
          <text:p text:style-name="P7"><text:a xlink:type="simple" xlink:href="#__RefHeading___Toc11218_2920201777" text:style-name="Index_20_Link" text:visited-style-name="Index_20_Link">Eingabe:<text:tab/>4</text:a></text:p>
          <text:p text:style-name="P7"><text:a xlink:type="simple" xlink:href="#__RefHeading___Toc11220_2920201777" text:style-name="Index_20_Link" text:visited-style-name="Index_20_Link">Ausgabe:<text:tab/>4</text:a></text:p>
          <text:p text:style-name="P6"><text:a xlink:type="simple" xlink:href="#__RefHeading___Toc11222_2920201777" text:style-name="Index_20_Link" text:visited-style-name="Index_20_Link">Beispiel 4: Spezialfall – Identische Minima<text:tab/>4</text:a></text:p>
          <text:p text:style-name="P7"><text:a xlink:type="simple" xlink:href="#__RefHeading___Toc11218_2920201777%20Kopie%201" text:style-name="Index_20_Link" text:visited-style-name="Index_20_Link">Eingabe:<text:tab/>4</text:a></text:p>
          <text:p text:style-name="P7"><text:a xlink:type="simple" xlink:href="#__RefHeading___Toc11220_2920201777%20Kopie%201" text:style-name="Index_20_Link" text:visited-style-name="Index_20_Link">Ausgabe:<text:tab/>4</text:a></text:p>
          <text:p text:style-name="P6"><text:a xlink:type="simple" xlink:href="#__RefHeading___Toc12025_2920201777" text:style-name="Index_20_Link" text:visited-style-name="Index_20_Link">Beispiel 5: Spezialfall – Große Eingabe<text:tab/>4</text:a></text:p>
          <text:p text:style-name="P7"><text:a xlink:type="simple" xlink:href="#__RefHeading___Toc12027_2920201777" text:style-name="Index_20_Link" text:visited-style-name="Index_20_Link">Eingabe:<text:tab/>4</text:a></text:p>
          <text:p text:style-name="P7"><text:a xlink:type="simple" xlink:href="#__RefHeading___Toc12029_2920201777" text:style-name="Index_20_Link" text:visited-style-name="Index_20_Link">Ausgabe:<text:tab/>4</text:a></text:p>
          <text:p text:style-name="P5"><text:a xlink:type="simple" xlink:href="#__RefHeading___Toc2238_4178761632" text:style-name="Index_20_Link" text:visited-style-name="Index_20_Link">Quellcode<text:tab/>5</text:a></text:p>
        </text:index-body>
      </text:table-of-content>
      <text:h text:style-name="P8" text:outline-level="1"><text:bookmark-start text:name="__RefHeading___Toc2232_4178761632"/>Lösungsidee<text:bookmark-end text:name="__RefHeading___Toc2232_4178761632"/></text:h>
      <text:p text:style-name="P9"><text:span text:style-name="T6">Das Programm verfolgt den Ansatz einer Breitensuche, bei der mögliche Zustände durch Bewegungen und Wartezeiten generiert werden. </text:span><text:span text:style-name="T7">Die erreichbaren Zustände werden dabei nach der vergangenen Zeit sortiert. </text:span><text:span text:style-name="T8">Dadurch ist der erste Zustand, welcher das Ziel erreicht, der der durch </text:span><text:soft-page-break/><text:span text:style-name="T8">den schnellsten Pfad resultiert.</text:span><text:span text:style-name="T6"> Sobald das Ziel erreicht wird, rekonstruiert das Programm den besten Weg, indem es auf die gespeicherten Verweise der besuchten Zustände zurückgreift. </text:span></text:p>
      <text:h text:style-name="P10" text:outline-level="1"><text:bookmark-start text:name="__RefHeading___Toc2234_4178761632"/>Umsetzung<text:bookmark-end text:name="__RefHeading___Toc2234_4178761632"/></text:h>
      <text:h text:style-name="P11" text:outline-level="2"><text:bookmark-start text:name="__RefHeading___Toc1533_2365224645"/>Einlesen der Datei<text:bookmark-end text:name="__RefHeading___Toc1533_2365224645"/></text:h>
      <text:p text:style-name="P12"><text:span text:style-name="T9">Die Implementierung beginnt damit, dass die Eingabedaten aus einer Datei gelesen und in </text:span><text:span text:style-name="T10">dem</text:span><text:span text:style-name="T11"> </text:span><text:span text:style-name="T12">Array</text:span><text:span text:style-name="T11"> </text:span><text:span text:style-name="T13">gates</text:span><text:span text:style-name="T11"> </text:span><text:span text:style-name="T12">gespeichert werden.</text:span></text:p>
      <text:h text:style-name="P13" text:outline-level="2"><text:bookmark-start text:name="__RefHeading___Toc1821_2365224645"/><text:span text:style-name="Strong_20_Emphasis"><text:span text:style-name="T14">FindPath-Methode</text:span></text:span><text:bookmark-end text:name="__RefHeading___Toc1821_2365224645"/></text:h>
      <text:p text:style-name="P14"><text:span text:style-name="T15">In der </text:span><text:span text:style-name="T16">findPath</text:span><text:span text:style-name="T17">-Methode w</text:span><text:span text:style-name="T18">ird die Breitensuche durchgeführt. In einer Liste (</text:span><text:span text:style-name="T19">toCheck</text:span><text:span text:style-name="T18">) werden alle Zustände gespeichert, die noch überprüft werden müssen. Und der Startzustand wird hinzugefügt.</text:span></text:p>
      <text:h text:style-name="P11" text:outline-level="2"><text:bookmark-start text:name="__RefHeading___Toc2364_597719968"/><text:span text:style-name="T18">S</text:span><text:span text:style-name="T17">tate-Klasse</text:span><text:bookmark-end text:name="__RefHeading___Toc2364_597719968"/></text:h>
      <text:p text:style-name="P15"><text:span text:style-name="T17">Die Zustände werden durch die Klasse </text:span><text:span text:style-name="T20">State </text:span><text:span text:style-name="T17">repräsentiert, in der die aktuelle Zeit und Position gespeichert wird.</text:span></text:p>
      <text:h text:style-name="P11" text:outline-level="2"><text:bookmark-start text:name="__RefHeading___Toc2366_597719968"/><text:span text:style-name="T21">Generierung von Folgezuständen</text:span><text:bookmark-end text:name="__RefHeading___Toc2366_597719968"/></text:h>
      <text:p text:style-name="Text_20_body">Die Methode <text:span text:style-name="Source_20_Text"><text:span text:style-name="T22">getAllChildStates</text:span></text:span> generiert alle möglichen Folgezustände <text:span text:style-name="T23">für den vordersten Eintrag in </text:span><text:span text:style-name="T24">toCheck</text:span>. Sie prüft, ob das aktuelle Tor zur gegebenen Zeit offen ist. <text:span text:style-name="T23">A</text:span>ndernfalls wird eine leere Liste zurückgegeben, da keine Bewegung möglich ist. Abhängig von der Position im Pfad wird ermittelt, ob sich der Zustand durch Warten oder Bewegung in benachbarte Abschnitte ändern lässt. Die Methode erzeugt Zustände für:</text:p>
      <text:list text:style-name="L1">
        <text:list-item>
          <text:p text:style-name="P16">Das Warten an der aktuellen Position, bis das Tor sich öffnet.</text:p>
        </text:list-item>
        <text:list-item>
          <text:p text:style-name="P16">Das Vorwärts- oder Rückwärtsbewegen, wenn <text:span text:style-name="T25">das jeweilige Tor geöffnet ist</text:span>.</text:p>
        </text:list-item>
        <text:list-item>
          <text:p text:style-name="P16">Zusätzliche Wartebewegungen, die erforderlich sein könnten, um auf das Öffnen eines benachbarten Tores zu warten.</text:p>
        </text:list-item>
      </text:list>
      <text:h text:style-name="P11" text:outline-level="2"><text:bookmark-start text:name="__RefHeading___Toc2368_597719968"/>FindPath-Methode<text:bookmark-end text:name="__RefHeading___Toc2368_597719968"/></text:h>
      <text:p text:style-name="P17"><text:span text:style-name="T26">Dann wird jeder generierte Zustand an der passenden Stelle in </text:span><text:span text:style-name="T27">toCheck </text:span><text:span text:style-name="T28">hinzugefügt. </text:span><text:span text:style-name="T29">Außerdem wird für jeden Zustand der vorherige Zustand in einer </text:span><text:span text:style-name="T30">HashMap </text:span><text:span text:style-name="T29">gespeichert</text:span><text:span text:style-name="T31">. </text:span><text:span text:style-name="T32">Dann wird das ganze wiederholt. </text:span><text:span text:style-name="Strong_20_Emphasis"><text:span text:style-name="T33">Sobald ein Zustand beim Ziel ist wird die Methode </text:span></text:span><text:span text:style-name="Strong_20_Emphasis"><text:span text:style-name="T34">getPath </text:span></text:span><text:span text:style-name="Strong_20_Emphasis"><text:span text:style-name="T33">aufgerufen.</text:span></text:span></text:p>
      <text:h text:style-name="P11" text:outline-level="2"><text:bookmark-start text:name="__RefHeading___Toc2370_597719968"/><text:span text:style-name="Strong_20_Emphasis">GetPath</text:span><text:bookmark-end text:name="__RefHeading___Toc2370_597719968"/></text:h>
      <text:p text:style-name="P18"><text:span text:style-name="Strong_20_Emphasis"><text:span text:style-name="T35">Die Methode </text:span></text:span><text:span text:style-name="Strong_20_Emphasis"><text:span text:style-name="T36">getPath </text:span></text:span><text:span text:style-name="Strong_20_Emphasis"><text:span text:style-name="T37">verfolgt den aktuellen Zustand über die </text:span></text:span><text:span text:style-name="Strong_20_Emphasis"><text:span text:style-name="T36">HashMap</text:span></text:span><text:span text:style-name="Strong_20_Emphasis"><text:span text:style-name="T37"> bis zum Anfang zurück und gibt den Pfad </text:span></text:span><text:span text:style-name="Strong_20_Emphasis"><text:span text:style-name="T38">als </text:span></text:span><text:span text:style-name="Strong_20_Emphasis"><text:span text:style-name="T39">State</text:span></text:span><text:span text:style-name="Strong_20_Emphasis"><text:span text:style-name="T38">-Liste </text:span></text:span><text:span text:style-name="Strong_20_Emphasis"><text:span text:style-name="T37">zurück.</text:span></text:span></text:p>
      <text:h text:style-name="P19" text:outline-level="1"><text:bookmark-start text:name="__RefHeading___Toc2236_4178761632"/><text:soft-page-break/>Beispiele<text:bookmark-end text:name="__RefHeading___Toc2236_4178761632"/></text:h>
      <text:h text:style-name="P11" text:outline-level="2"><text:bookmark-start text:name="__RefHeading___Toc8634_2920201777"/><text:span text:style-name="Strong_20_Emphasis">Beispiel 1: </text:span><text:span text:style-name="Strong_20_Emphasis"><text:span text:style-name="T40">Ein Tor</text:span></text:span><text:bookmark-end text:name="__RefHeading___Toc8634_2920201777"/></text:h>
      <text:p text:style-name="Text_20_body">Stellen wir uns einen typischen Eingabefall vor: Es gibt mehrere Personen mit minimalen und maximalen Streckenlängen. Das Programm durchläuft alle möglichen Kombinationen von drei Streckenlängen und gibt diejenige Kombination aus, die die maximale Anzahl an Personen abdeckt. Ein Beispiel:</text:p>
      <text:h text:style-name="Heading_20_3" text:outline-level="3"><text:bookmark-start text:name="__RefHeading___Toc9218_2920201777"/><text:span text:style-name="Strong_20_Emphasis">Eingabe</text:span>:<text:bookmark-end text:name="__RefHeading___Toc9218_2920201777"/></text:h>
      <text:list text:style-name="L2">
        <text:list-item>
          <text:p text:style-name="P20">1</text:p>
        </text:list-item>
        <text:list-item>
          <text:p text:style-name="P20">2</text:p>
        </text:list-item>
      </text:list>
      <text:h text:style-name="Heading_20_3" text:outline-level="3"><text:bookmark-start text:name="__RefHeading___Toc9220_2920201777"/>Ausgabe:<text:bookmark-end text:name="__RefHeading___Toc9220_2920201777"/></text:h>
      <text:p text:style-name="P21">5 people attend for the lengths: <text:span text:style-name="T41">1</text:span>m; <text:span text:style-name="T41">4</text:span>m; <text:span text:style-name="T41">5</text:span>m; </text:p>
      <text:p text:style-name="P21">Found in 0.163775ms</text:p>
      <text:h text:style-name="P11" text:outline-level="2"><text:bookmark-start text:name="__RefHeading___Toc9222_2920201777"/><text:span text:style-name="Strong_20_Emphasis">Beispiel 2: Spezialfall – Wenige Personen</text:span><text:bookmark-end text:name="__RefHeading___Toc9222_2920201777"/></text:h>
      <text:p text:style-name="Text_20_body">Ein Spezialfall ist, wenn weniger als drei Personen gegeben sind. <text:span text:style-name="T42">Dann wird direkt eine Lösung bestehend aus den Minima </text:span><text:span text:style-name="T43">aus</text:span><text:span text:style-name="T42">gegeben.</text:span></text:p>
      <text:h text:style-name="P22" text:outline-level="3"><text:bookmark-start text:name="__RefHeading___Toc10504_2920201777"/><text:span text:style-name="Strong_20_Emphasis">Eingabe</text:span>:<text:bookmark-end text:name="__RefHeading___Toc10504_2920201777"/></text:h>
      <text:list text:style-name="L3">
        <text:list-item>
          <text:p text:style-name="P23">2</text:p>
        </text:list-item>
        <text:list-item>
          <text:p text:style-name="P23">1 5</text:p>
        </text:list-item>
        <text:list-item>
          <text:p text:style-name="P23">3 7</text:p>
        </text:list-item>
      </text:list>
      <text:h text:style-name="Heading_20_3" text:outline-level="3"><text:bookmark-start text:name="__RefHeading___Toc10506_2920201777"/>Ausgabe:<text:bookmark-end text:name="__RefHeading___Toc10506_2920201777"/></text:h>
      <text:p text:style-name="P24">2 people attend for the lengths: 1m; 3m</text:p>
      <text:h text:style-name="P11" text:outline-level="2"><text:bookmark-start text:name="__RefHeading___Toc11216_2920201777"/>Beispiel 3: Spezialfall – Identische Minima<text:bookmark-end text:name="__RefHeading___Toc11216_2920201777"/></text:h>
      <text:p text:style-name="P25">Ein weiterer interessanter Fall ist, wenn mehrere Personen denselben minimalen Wert haben. <text:span text:style-name="T44">Wenn die Anzahl der Minima durch das Wegstreichen der doppelten Werte unter drei fällt, wird wieder eine einfache Lösung ausgegeben.</text:span></text:p>
      <text:h text:style-name="P22" text:outline-level="3"><text:bookmark-start text:name="__RefHeading___Toc11218_2920201777"/>Eingabe:<text:bookmark-end text:name="__RefHeading___Toc11218_2920201777"/></text:h>
      <text:list xml:id="list3992742272" text:style-name="L4">
        <text:list-item>
          <text:p text:style-name="P26">4</text:p>
        </text:list-item>
        <text:list-item>
          <text:p text:style-name="P26">3 9</text:p>
        </text:list-item>
        <text:list-item>
          <text:p text:style-name="P26">3 10</text:p>
        </text:list-item>
        <text:list-item>
          <text:p text:style-name="P26">3 8</text:p>
        </text:list-item>
        <text:list-item>
          <text:p text:style-name="P26"><text:soft-page-break/>3 7</text:p>
        </text:list-item>
      </text:list>
      <text:h text:style-name="Heading_20_3" text:outline-level="3"><text:bookmark-start text:name="__RefHeading___Toc11220_2920201777"/>Ausgabe:<text:bookmark-end text:name="__RefHeading___Toc11220_2920201777"/></text:h>
      <text:p text:style-name="Text_20_body">4 people attend for the lengths: 3m</text:p>
      <text:h text:style-name="P27" text:outline-level="2"><text:bookmark-start text:name="__RefHeading___Toc11222_2920201777"/>Beispiel <text:span text:style-name="T45">4</text:span>: Spezialfall – Identische Minima<text:bookmark-end text:name="__RefHeading___Toc11222_2920201777"/></text:h>
      <text:p text:style-name="P28"><text:span text:style-name="T44">Wenn die Anzahl der Minima durch das Wegstreichen der doppelten Werte </text:span><text:span text:style-name="T46">über</text:span><text:span text:style-name="T44"> drei </text:span><text:span text:style-name="T46">bleibt</text:span><text:span text:style-name="T44">, wird </text:span><text:span text:style-name="T46">normal gelöst</text:span><text:span text:style-name="T44">.</text:span></text:p>
      <text:h text:style-name="P29" text:outline-level="3"><text:bookmark-start text:name="__RefHeading___Toc11218_2920201777 Kopie 1"/>Eingabe:<text:bookmark-end text:name="__RefHeading___Toc11218_2920201777 Kopie 1"/></text:h>
      <text:list text:continue-numbering="true" text:style-name="L4">
        <text:list-item>
          <text:p text:style-name="P30">6</text:p>
        </text:list-item>
        <text:list-item>
          <text:p text:style-name="P31">3 9</text:p>
        </text:list-item>
        <text:list-item>
          <text:p text:style-name="P31">3 10</text:p>
        </text:list-item>
        <text:list-item>
          <text:p text:style-name="P31">3 8</text:p>
        </text:list-item>
        <text:list-item>
          <text:p text:style-name="P31"><text:span text:style-name="T47">4</text:span> 7</text:p>
        </text:list-item>
        <text:list-item>
          <text:p text:style-name="P30">5 11</text:p>
        </text:list-item>
        <text:list-item>
          <text:p text:style-name="P30">6 13</text:p>
        </text:list-item>
      </text:list>
      <text:h text:style-name="P32" text:outline-level="3"><text:bookmark-start text:name="__RefHeading___Toc11220_2920201777 Kopie 1"/>Ausgabe:<text:bookmark-end text:name="__RefHeading___Toc11220_2920201777 Kopie 1"/></text:h>
      <text:p text:style-name="P33">6 people attend for the lengths: 3m; 5m; 6m</text:p>
      <text:p text:style-name="P33">Found in 0.14953ms</text:p>
      <text:h text:style-name="P11" text:outline-level="2"><text:bookmark-start text:name="__RefHeading___Toc12025_2920201777"/>Beispiel 5: Spezialfall – Große Eingabe<text:bookmark-end text:name="__RefHeading___Toc12025_2920201777"/></text:h>
      <text:p text:style-name="P25">Zur Bewertung der Effizienz des Programms kann ein Testfall mit vielen Personen verwendet werden. <text:span text:style-name="T48">An diesem Beispiel erkennt man, dass die Laufzeit des Programms selbst bei</text:span><text:span text:style-name="T49">m</text:span><text:span text:style-name="T48"> gr</text:span><text:span text:style-name="T49">ö</text:span><text:span text:style-name="T48">ß</text:span><text:span text:style-name="T49">t</text:span><text:span text:style-name="T48">en </text:span><text:span text:style-name="T49">gegebenen Beispiel </text:span><text:span text:style-name="T48">niedrig bleibt.</text:span></text:p>
      <text:h text:style-name="P34" text:outline-level="3"><text:bookmark-start text:name="__RefHeading___Toc12027_2920201777"/>Eingabe:<text:bookmark-end text:name="__RefHeading___Toc12027_2920201777"/></text:h>
      <text:list text:style-name="L5">
        <text:list-item>
          <text:p text:style-name="P35">Beispiel 7</text:p>
        </text:list-item>
      </text:list>
      <text:h text:style-name="Heading_20_3" text:outline-level="3"><text:bookmark-start text:name="__RefHeading___Toc12029_2920201777"/>Ausgabe:<text:bookmark-end text:name="__RefHeading___Toc12029_2920201777"/></text:h>
      <text:p text:style-name="Text_20_body">551 people attend for the lengths: 39520m; 76088m; 91584m</text:p>
      <text:p text:style-name="P36">Found in 363.880645ms</text:p>
      <text:h text:style-name="P19" text:outline-level="1"><text:bookmark-start text:name="__RefHeading___Toc2238_4178761632"/>Quellcode<text:bookmark-end text:name="__RefHeading___Toc2238_4178761632"/></text:h>
      <text:p text:style-name="P37" loext:marker-style-name="T50"><text:span text:style-name="T51">MyBitSet</text:span><text:span text:style-name="T52">[] bitSets = </text:span><text:span text:style-name="T53">initializeBitSets</text:span><text:span text:style-name="T52">(values</text:span><text:span text:style-name="T54">, </text:span><text:span text:style-name="T52">persons)</text:span><text:span text:style-name="T54">;<text:line-break/><text:line-break/>final </text:span><text:span text:style-name="T51">MyBitSet </text:span><text:span text:style-name="T52">preComputed = </text:span><text:span text:style-name="T54">new </text:span><text:span text:style-name="T52">MyBitSet(</text:span><text:span text:style-name="T55">bitsetLength</text:span><text:span text:style-name="T52">)</text:span><text:span text:style-name="T54">;<text:line-break/><text:line-break/></text:span><text:soft-page-break/><text:span text:style-name="T54">int </text:span><text:span text:style-name="T52">len = values.</text:span><text:span text:style-name="T56">length</text:span><text:span text:style-name="T54">;<text:line-break/>for </text:span><text:span text:style-name="T52">(</text:span><text:span text:style-name="T54">int </text:span><text:span text:style-name="T52">i = </text:span><text:span text:style-name="T57">0</text:span><text:span text:style-name="T54">; </text:span><text:span text:style-name="T52">i &lt; len - </text:span><text:span text:style-name="T57">2</text:span><text:span text:style-name="T54">; </text:span><text:span text:style-name="T52">i++) {<text:line-break/> <text:s text:c="3"/></text:span><text:span text:style-name="T54">for </text:span><text:span text:style-name="T52">(</text:span><text:span text:style-name="T54">int </text:span><text:span text:style-name="T52">j = len - </text:span><text:span text:style-name="T57">2</text:span><text:span text:style-name="T54">; </text:span><text:span text:style-name="T52">j &gt;= i + </text:span><text:span text:style-name="T57">1</text:span><text:span text:style-name="T54">; </text:span><text:span text:style-name="T52">j--) {<text:line-break/> <text:s text:c="7"/>preComputed.</text:span><text:span text:style-name="T58">copyOr</text:span><text:span text:style-name="T52">(bitSets[i]</text:span><text:span text:style-name="T54">, </text:span><text:span text:style-name="T52">bitSets[j])</text:span><text:span text:style-name="T54">;<text:line-break/> <text:s text:c="7"/>for </text:span><text:span text:style-name="T52">(</text:span><text:span text:style-name="T54">int </text:span><text:span text:style-name="T52">k = j + </text:span><text:span text:style-name="T57">1</text:span><text:span text:style-name="T54">; </text:span><text:span text:style-name="T52">k &lt; len</text:span><text:span text:style-name="T54">; </text:span><text:span text:style-name="T52">k++) {<text:line-break/> <text:s text:c="11"/></text:span><text:span text:style-name="T54">int </text:span><text:span text:style-name="T52">currCount = preComputed.</text:span><text:span text:style-name="T58">orCardinality</text:span><text:span text:style-name="T52">(bitSets[k])</text:span><text:span text:style-name="T54">;<text:line-break/> <text:s text:c="11"/>if </text:span><text:span text:style-name="T52">(currCount &gt; bestCount) {<text:line-break/> <text:s text:c="15"/>bestCount = currCount</text:span><text:span text:style-name="T54">;<text:line-break/> <text:s text:c="15"/></text:span><text:span text:style-name="T52">bestLengths[</text:span><text:span text:style-name="T57">0</text:span><text:span text:style-name="T52">] = values[i]</text:span><text:span text:style-name="T54">;<text:line-break/> <text:s text:c="15"/></text:span><text:span text:style-name="T52">bestLengths[</text:span><text:span text:style-name="T57">1</text:span><text:span text:style-name="T52">] = values[j]</text:span><text:span text:style-name="T54">;<text:line-break/> <text:s text:c="15"/></text:span><text:span text:style-name="T52">bestLengths[</text:span><text:span text:style-name="T57">2</text:span><text:span text:style-name="T52">] = values[k]</text:span><text:span text:style-name="T54">;<text:line-break/> <text:s text:c="11"/></text:span><text:span text:style-name="T52">} </text:span><text:span text:style-name="T54">else if </text:span><text:span text:style-name="T52">(currCount + (len - k - </text:span><text:span text:style-name="T57">1</text:span><text:span text:style-name="T52">) + </text:span><text:span text:style-name="T55">doubledCount </text:span><text:span text:style-name="T52">&lt;= bestCount) {<text:line-break/> <text:s text:c="15"/></text:span><text:span text:style-name="T54">break;<text:line-break/> <text:s text:c="11"/></text:span><text:span text:style-name="T52">}<text:line-break/> <text:s text:c="7"/>}<text:line-break/> <text:s text:c="3"/>}<text:line-break/>}</text:span></text:p>
      <text:p text:style-name="P37" loext:marker-style-name="T50"><text:span text:style-name="T52"/></text:p>
      <text:p text:style-name="P37" loext:marker-style-name="T50"><text:span text:style-name="T54">public class </text:span><text:span text:style-name="T51">MyBitSet </text:span><text:span text:style-name="T52">{<text:line-break/> <text:s text:c="3"/></text:span><text:span text:style-name="T54">private final long</text:span><text:span text:style-name="T52">[] </text:span><text:span text:style-name="T56">words</text:span><text:span text:style-name="T54">;</text:span><text:span text:style-name="T52"><text:line-break/><text:line-break/> <text:s text:c="3"/></text:span><text:span text:style-name="T54">public void </text:span><text:span text:style-name="T59">copyOr</text:span><text:span text:style-name="T52">(</text:span><text:span text:style-name="T51">MyBitSet </text:span><text:span text:style-name="T52">first</text:span><text:span text:style-name="T54">, </text:span><text:span text:style-name="T51">MyBitSet </text:span><text:span text:style-name="T52">second) {<text:line-break/> <text:s text:c="7"/></text:span><text:span text:style-name="T54">final long</text:span><text:span text:style-name="T52">[] firstWords = first.</text:span><text:span text:style-name="T56">words</text:span><text:span text:style-name="T54">;<text:line-break/> <text:s text:c="7"/>final long</text:span><text:span text:style-name="T52">[] secondWords = second.</text:span><text:span text:style-name="T56">words</text:span><text:span text:style-name="T54">;<text:line-break/> <text:s text:c="7"/>for </text:span><text:span text:style-name="T52">(</text:span><text:span text:style-name="T54">int </text:span><text:span text:style-name="T52">i = </text:span><text:span text:style-name="T57">0</text:span><text:span text:style-name="T54">; </text:span><text:span text:style-name="T52">i &lt; </text:span><text:span text:style-name="T56">words</text:span><text:span text:style-name="T52">.</text:span><text:span text:style-name="T56">length</text:span><text:span text:style-name="T54">; </text:span><text:span text:style-name="T52">i++) {<text:line-break/> <text:s text:c="11"/></text:span><text:span text:style-name="T54">this</text:span><text:span text:style-name="T52">.</text:span><text:span text:style-name="T56">words</text:span><text:span text:style-name="T52">[i] = firstWords[i] | secondWords[i]</text:span><text:span text:style-name="T54">;<text:line-break/> <text:s text:c="7"/></text:span><text:span text:style-name="T52">}<text:line-break/> <text:s text:c="3"/>}<text:line-break/><text:line-break/> <text:s text:c="3"/></text:span><text:span text:style-name="T54">public void </text:span><text:span text:style-name="T59">set</text:span><text:span text:style-name="T52">(</text:span><text:span text:style-name="T54">final int </text:span><text:span text:style-name="T52">bitIndex) {<text:line-break/> <text:s text:c="7"/></text:span><text:span text:style-name="T56">words</text:span><text:span text:style-name="T52">[bitIndex &gt;&gt; </text:span><text:span text:style-name="T57">6</text:span><text:span text:style-name="T52">] |= (</text:span><text:span text:style-name="T57">1L </text:span><text:span text:style-name="T52">&lt;&lt; bitIndex)</text:span><text:span text:style-name="T54">;<text:line-break/> <text:s text:c="3"/></text:span><text:span text:style-name="T52">}<text:line-break/><text:line-break/> <text:s text:c="3"/></text:span><text:span text:style-name="T54">public int </text:span><text:span text:style-name="T59">orCardinality</text:span><text:span text:style-name="T52">(</text:span><text:span text:style-name="T54">final </text:span><text:span text:style-name="T51">MyBitSet </text:span><text:span text:style-name="T52">other) {<text:line-break/> <text:s text:c="7"/></text:span><text:span text:style-name="T54">int </text:span><text:span text:style-name="T52">count = </text:span><text:span text:style-name="T57">0</text:span><text:span text:style-name="T54">;<text:line-break/> <text:s text:c="7"/>final long</text:span><text:span text:style-name="T52">[] otherWords = other.</text:span><text:span text:style-name="T56">words</text:span><text:span text:style-name="T54">;<text:line-break/> <text:s text:c="7"/>final int </text:span><text:span text:style-name="T52">length = </text:span><text:span text:style-name="T56">words</text:span><text:span text:style-name="T52">.</text:span><text:span text:style-name="T56">length</text:span><text:span text:style-name="T54">;<text:line-break/> <text:s text:c="7"/>for </text:span><text:span text:style-name="T52">(</text:span><text:span text:style-name="T54">int </text:span><text:span text:style-name="T52">i = </text:span><text:span text:style-name="T57">0</text:span><text:span text:style-name="T54">; </text:span><text:span text:style-name="T52">i &lt; length</text:span><text:span text:style-name="T54">; </text:span><text:span text:style-name="T52">i++) {<text:line-break/> <text:s text:c="11"/>count += </text:span><text:span text:style-name="T51">Long</text:span><text:span text:style-name="T52">.</text:span><text:span text:style-name="T53">bitCount</text:span><text:span text:style-name="T52">(</text:span><text:span text:style-name="T56">words</text:span><text:span text:style-name="T52">[i] | otherWords[i])</text:span><text:span text:style-name="T54">;<text:line-break/> <text:s text:c="7"/></text:span><text:span text:style-name="T52">}<text:line-break/> <text:s text:c="7"/></text:span><text:span text:style-name="T54">return </text:span><text:span text:style-name="T52">count</text:span><text:span text:style-name="T54">;<text:line-break/> <text:s text:c="3"/></text:span><text:span text:style-name="T52">}<text:line-break/>}</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JetBrains Mono" svg:font-family="'JetBrains Mono'"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fo:language="de" fo:country="DE"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officeooo:rsid="00093160" officeooo:paragraph-rsid="00093160" fo:background-color="#fffff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righ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14T17:21:36.181000000</meta:creation-date>
    <dc:date>2024-11-17T14:14:56.608000000</dc:date>
    <meta:editing-duration>P1DT5H58M32S</meta:editing-duration>
    <meta:editing-cycles>61</meta:editing-cycles>
    <meta:generator>LibreOffice/24.8.2.1$Windows_X86_64 LibreOffice_project/0f794b6e29741098670a3b95d60478a65d05ef13</meta:generator>
    <meta:document-statistic meta:table-count="0" meta:image-count="0" meta:object-count="0" meta:page-count="5" meta:paragraph-count="99" meta:word-count="854" meta:character-count="5721" meta:non-whitespace-character-count="4672"/>
  </office:meta>
</office:document-meta>
</file>